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520000017DF633136E3023F384.png" manifest:media-type="image/png"/>
  <manifest:file-entry manifest:full-path="Pictures/100000000000002C0000001F5915B912D824E678.png" manifest:media-type="image/png"/>
  <manifest:file-entry manifest:full-path="Pictures/100000000000002B0000001EBBD6B21612CE7C5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Lohit Devanagari3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Times New Roman" svg:font-family="'Times New Roman'"/>
  </office:font-face-decls>
  <office:automatic-styles>
    <style:style style:name="Table1" style:family="table">
      <style:table-properties style:width="16.963cm" fo:margin-left="0.037cm" table:align="left" fo:background-color="transparent">
        <style:background-image/>
      </style:table-properties>
    </style:style>
    <style:style style:name="Table1.A" style:family="table-column">
      <style:table-column-properties style:column-width="5.512cm"/>
    </style:style>
    <style:style style:name="Table1.B" style:family="table-column">
      <style:table-column-properties style:column-width="3.09cm"/>
    </style:style>
    <style:style style:name="Table1.C" style:family="table-column">
      <style:table-column-properties style:column-width="2.803cm"/>
    </style:style>
    <style:style style:name="Table1.D" style:family="table-column">
      <style:table-column-properties style:column-width="2.085cm"/>
    </style:style>
    <style:style style:name="Table1.E" style:family="table-column">
      <style:table-column-properties style:column-width="1.318cm"/>
    </style:style>
    <style:style style:name="Table1.F" style:family="table-column">
      <style:table-column-properties style:column-width="2.155cm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fo:background-color="#b2b2b2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F1" style:family="table-cell">
      <style:table-cell-properties fo:background-color="#b2b2b2" fo:padding="0.051cm" fo:border="0.05pt solid #000000" style:writing-mode="page">
        <style:background-image/>
      </style:table-cell-properties>
    </style:style>
    <style:style style:name="Table1.A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51cm" fo:border-left="0.05pt solid #000000" fo:border-right="0.05pt solid #000000" fo:border-top="none" fo:border-bottom="0.05pt solid #000000" style:writing-mode="pag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D3" style:family="table-cell">
      <style:table-cell-properties fo:background-color="#b2b2b2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1.F3" style:family="table-cell">
      <style:table-cell-properties fo:background-color="#b2b2b2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4" style:family="table-row">
      <style:table-row-properties style:min-row-height="0.526cm" fo:background-color="transparent">
        <style:background-image/>
      </style:table-row-properties>
    </style:style>
    <style:style style:name="Table1.A4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51cm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1.6" style:family="table-row">
      <style:table-row-properties style:min-row-height="0.926cm" fo:background-color="transparent">
        <style:background-image/>
      </style:table-row-properties>
    </style:style>
    <style:style style:name="Table1.A6" style:family="table-cell">
      <style:table-cell-properties style:vertical-align="bottom" fo:padding="0.051cm" fo:border-left="0.05pt solid #000000" fo:border-right="none" fo:border-top="none" fo:border-bottom="0.05pt solid #000000" style:writing-mode="page"/>
    </style:style>
    <style:style style:name="Table1.B6" style:family="table-cell">
      <style:table-cell-properties style:vertical-align="bottom" fo:padding="0.051c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6.946cm" fo:margin-left="0.025cm" table:align="left" fo:background-color="transparent">
        <style:background-image/>
      </style:table-properties>
    </style:style>
    <style:style style:name="Table3.A" style:family="table-column">
      <style:table-column-properties style:column-width="5.607cm"/>
    </style:style>
    <style:style style:name="Table3.B" style:family="table-column">
      <style:table-column-properties style:column-width="3.09cm"/>
    </style:style>
    <style:style style:name="Table3.C" style:family="table-column">
      <style:table-column-properties style:column-width="2.612cm"/>
    </style:style>
    <style:style style:name="Table3.D" style:family="table-column">
      <style:table-column-properties style:column-width="2.085cm"/>
    </style:style>
    <style:style style:name="Table3.E" style:family="table-column">
      <style:table-column-properties style:column-width="1.413cm"/>
    </style:style>
    <style:style style:name="Table3.F" style:family="table-column">
      <style:table-column-properties style:column-width="2.138cm"/>
    </style:style>
    <style:style style:name="Table3.1" style:family="table-row">
      <style:table-row-properties fo:background-color="#b2b2b2">
        <style:background-image/>
      </style:table-row-properties>
    </style:style>
    <style:style style:name="Table3.A1" style:family="table-cell">
      <style:table-cell-properties fo:background-color="#b2b2b2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F1" style:family="table-cell">
      <style:table-cell-properties fo:background-color="#b2b2b2" fo:padding="0.051cm" fo:border="0.05pt solid #000000" style:writing-mode="page">
        <style:background-image/>
      </style:table-cell-properties>
    </style:style>
    <style:style style:name="Table3.A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3.E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3.F2" style:family="table-cell">
      <style:table-cell-properties fo:padding="0.051cm" fo:border-left="0.05pt solid #000000" fo:border-right="0.05pt solid #000000" fo:border-top="none" fo:border-bottom="0.05pt solid #000000" style:writing-mode="page"/>
    </style:style>
    <style:style style:name="Table3.3" style:family="table-row">
      <style:table-row-properties fo:background-color="transparent">
        <style:background-image/>
      </style:table-row-properties>
    </style:style>
    <style:style style:name="Table3.A3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3.D3" style:family="table-cell">
      <style:table-cell-properties fo:background-color="#b2b2b2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F3" style:family="table-cell">
      <style:table-cell-properties fo:background-color="#b2b2b2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2" style:family="table">
      <style:table-properties style:width="16.967cm" fo:margin-left="0.025cm" table:align="left" fo:background-color="transparent">
        <style:background-image/>
      </style:table-properties>
    </style:style>
    <style:style style:name="Tabelle2.A" style:family="table-column">
      <style:table-column-properties style:column-width="3.493cm"/>
    </style:style>
    <style:style style:name="Tabelle2.B" style:family="table-column">
      <style:table-column-properties style:column-width="6.509cm"/>
    </style:style>
    <style:style style:name="Tabelle2.D" style:family="table-column">
      <style:table-column-properties style:column-width="3.473cm"/>
    </style:style>
    <style:style style:name="Tabelle2.A1" style:family="table-cell">
      <style:table-cell-properties fo:padding="0.051cm" fo:border-left="0.05pt solid #000000" fo:border-right="none" fo:border-top="0.05pt solid #000000" fo:border-bottom="0.05pt solid #000000" style:writing-mode="page"/>
    </style:style>
    <style:style style:name="Tabelle2.C1" style:family="table-cell">
      <style:table-cell-properties fo:padding="0.051cm" fo:border="0.05pt solid #000000" style:writing-mode="page"/>
    </style:style>
    <style:style style:name="Tabelle2.2" style:family="table-row">
      <style:table-row-properties style:min-row-height="1.016cm"/>
    </style:style>
    <style:style style:name="Tabelle2.A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elle2.D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elle2.4" style:family="table-row">
      <style:table-row-properties style:min-row-height="1.136cm" fo:background-color="transparent">
        <style:background-image/>
      </style:table-row-properties>
    </style:style>
    <style:style style:name="Tabelle2.A4" style:family="table-cell">
      <style:table-cell-properties style:vertical-align="bottom" fo:padding="0.051cm" fo:border-left="0.05pt solid #000000" fo:border-right="none" fo:border-top="none" fo:border-bottom="0.05pt solid #000000" style:writing-mode="page"/>
    </style:style>
    <style:style style:name="Tabelle2.B4" style:family="table-cell">
      <style:table-cell-properties style:vertical-align="bottom" fo:padding="0.051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6.845cm" fo:margin-left="0.025cm" table:align="left" fo:background-color="transparent">
        <style:background-image/>
      </style:table-properties>
    </style:style>
    <style:style style:name="Table2.A" style:family="table-column">
      <style:table-column-properties style:column-width="5.295cm"/>
    </style:style>
    <style:style style:name="Table2.B" style:family="table-column">
      <style:table-column-properties style:column-width="3.115cm"/>
    </style:style>
    <style:style style:name="Table2.C" style:family="table-column">
      <style:table-column-properties style:column-width="2.78cm"/>
    </style:style>
    <style:style style:name="Table2.D" style:family="table-column">
      <style:table-column-properties style:column-width="2.11cm"/>
    </style:style>
    <style:style style:name="Table2.E" style:family="table-column">
      <style:table-column-properties style:column-width="1.39cm"/>
    </style:style>
    <style:style style:name="Table2.F" style:family="table-column">
      <style:table-column-properties style:column-width="2.155cm"/>
    </style:style>
    <style:style style:name="Table2.1" style:family="table-row">
      <style:table-row-properties fo:background-color="#b2b2b2">
        <style:background-image/>
      </style:table-row-properties>
    </style:style>
    <style:style style:name="Table2.A1" style:family="table-cell">
      <style:table-cell-properties fo:background-color="#b2b2b2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F1" style:family="table-cell">
      <style:table-cell-properties fo:background-color="#b2b2b2" fo:padding="0.051cm" fo:border="0.05pt solid #000000" style:writing-mode="page">
        <style:background-image/>
      </style:table-cell-properties>
    </style:style>
    <style:style style:name="Table2.A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2.F2" style:family="table-cell">
      <style:table-cell-properties fo:padding="0.051cm" fo:border-left="0.05pt solid #000000" fo:border-right="0.05pt solid #000000" fo:border-top="none" fo:border-bottom="0.05pt solid #000000" style:writing-mode="page"/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3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2.B3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2.C3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2.D3" style:family="table-cell">
      <style:table-cell-properties fo:background-color="#b2b2b2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3" style:family="table-cell">
      <style:table-cell-properties fo:background-color="#b2b2b2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3" style:family="table">
      <style:table-properties style:width="16.967cm" fo:margin-left="0.025cm" table:align="left" fo:background-color="transparent">
        <style:background-image/>
      </style:table-properties>
    </style:style>
    <style:style style:name="Tabelle3.A" style:family="table-column">
      <style:table-column-properties style:column-width="3.489cm"/>
    </style:style>
    <style:style style:name="Tabelle3.B" style:family="table-column">
      <style:table-column-properties style:column-width="3.496cm"/>
    </style:style>
    <style:style style:name="Tabelle3.C" style:family="table-column">
      <style:table-column-properties style:column-width="3.175cm"/>
    </style:style>
    <style:style style:name="Tabelle3.D" style:family="table-column">
      <style:table-column-properties style:column-width="3.651cm"/>
    </style:style>
    <style:style style:name="Tabelle3.E" style:family="table-column">
      <style:table-column-properties style:column-width="3.156cm"/>
    </style:style>
    <style:style style:name="Tabelle3.1" style:family="table-row">
      <style:table-row-properties style:min-row-height="2.536cm"/>
    </style:style>
    <style:style style:name="Tabelle3.A1" style:family="table-cell">
      <style:table-cell-properties fo:padding="0.051cm" fo:border="0.05pt solid #000000" style:writing-mode="page"/>
    </style:style>
    <style:style style:name="Tabelle3.2" style:family="table-row">
      <style:table-row-properties style:min-row-height="0.861cm"/>
    </style:style>
    <style:style style:name="Tabelle3.A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elle3.E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elle3.3" style:family="table-row">
      <style:table-row-properties style:min-row-height="0.318cm"/>
    </style:style>
    <style:style style:name="Tabelle3.4" style:family="table-row">
      <style:table-row-properties style:min-row-height="1.016cm"/>
    </style:style>
    <style:style style:name="Tabelle3.E4" style:family="table-cell">
      <style:table-cell-properties style:vertical-align="bottom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7.5pt" officeooo:paragraph-rsid="000a66de" style:font-size-asian="17.5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.5pt" officeooo:paragraph-rsid="000a66de" style:font-size-asian="13.5pt"/>
    </style:style>
    <style:style style:name="P3" style:family="paragraph" style:parent-style-name="Standard">
      <style:text-properties style:font-name="Liberation Serif" fo:font-size="8pt" officeooo:paragraph-rsid="007c8380" style:font-size-asian="8pt" style:font-size-complex="8pt"/>
    </style:style>
    <style:style style:name="P4" style:family="paragraph" style:parent-style-name="Standard">
      <style:text-properties style:font-name="Liberation Serif" fo:font-size="8pt" officeooo:paragraph-rsid="004d4cdd" style:font-size-asian="8pt" style:font-size-complex="8pt"/>
    </style:style>
    <style:style style:name="P5" style:family="paragraph" style:parent-style-name="Standard">
      <style:text-properties style:font-name="Liberation Serif" fo:font-size="10pt" officeooo:rsid="000c00ca" officeooo:paragraph-rsid="000a66de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officeooo:paragraph-rsid="004d4cdd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0pt" officeooo:paragraph-rsid="004d4cdd" style:font-size-asian="10pt" style:font-size-complex="10pt"/>
    </style:style>
    <style:style style:name="P8" style:family="paragraph" style:parent-style-name="Table_20_Contents">
      <style:text-properties style:font-name="Liberation Serif" fo:font-size="10pt" officeooo:paragraph-rsid="008367a6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0pt" fo:font-weight="bold" officeooo:rsid="005dc0c6" officeooo:paragraph-rsid="004d4cd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Liberation Serif" fo:font-size="10pt" fo:font-weight="bold" officeooo:paragraph-rsid="004d4cd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Liberation Serif" fo:font-size="10pt" fo:font-weight="bold" officeooo:rsid="0088abda" officeooo:paragraph-rsid="004d4cd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language="en" fo:country="GB" officeooo:paragraph-rsid="004d4cdd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fo:language="en" fo:country="GB" officeooo:rsid="005277fd" officeooo:paragraph-rsid="005277fd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fo:language="de" fo:country="DE" fo:font-weight="bold" officeooo:rsid="008367a6" officeooo:paragraph-rsid="008367a6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Liberation Serif" officeooo:paragraph-rsid="000a66de"/>
    </style:style>
    <style:style style:name="P16" style:family="paragraph" style:parent-style-name="Standard">
      <style:text-properties style:font-name="Liberation Serif" officeooo:rsid="001641bc" officeooo:paragraph-rsid="000a66de"/>
    </style:style>
    <style:style style:name="P17" style:family="paragraph" style:parent-style-name="Standard">
      <style:text-properties style:font-name="Liberation Serif" fo:font-size="12pt" officeooo:rsid="000c00ca" officeooo:paragraph-rsid="000a66de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5dc0c6" officeooo:paragraph-rsid="004d4cdd" fo:background-color="transparent" style:font-size-asian="12pt" style:font-weight-asian="bold" style:font-size-complex="12pt" style:font-weight-complex="bold"/>
    </style:style>
    <style:style style:name="P19" style:family="paragraph" style:parent-style-name="Footer">
      <style:paragraph-properties fo:text-align="end" style:justify-single-word="false"/>
      <style:text-properties officeooo:paragraph-rsid="006ce0f4"/>
    </style:style>
    <style:style style:name="P20" style:family="paragraph" style:parent-style-name="Footer">
      <style:paragraph-properties fo:text-align="end" style:justify-single-word="false"/>
      <style:text-properties officeooo:rsid="007eb28a" officeooo:paragraph-rsid="007eb28a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font-weight="bold" officeooo:rsid="002edff0" officeooo:paragraph-rsid="004d4cdd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0pt" fo:font-weight="bold" officeooo:rsid="002edff0" officeooo:paragraph-rsid="004d4cdd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loext:opacity="0%" style:font-name="Liberation Serif" fo:font-size="10pt" fo:font-weight="bold" officeooo:rsid="0081f3dd" officeooo:paragraph-rsid="004d4cdd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font-weight="bold" officeooo:rsid="0081f3dd" officeooo:paragraph-rsid="004d4cdd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0pt" fo:font-weight="bold" officeooo:rsid="005277fd" officeooo:paragraph-rsid="005277fd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font-weight="normal" officeooo:paragraph-rsid="004d4cdd" fo:background-color="transparent" style:font-name-asian="Times New Roman" style:font-size-asian="10pt" style:font-weight-asian="normal" style:font-name-complex="Times New Roman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language="de" fo:country="DE" fo:font-weight="normal" officeooo:rsid="008dcdb1" officeooo:paragraph-rsid="008dcdb1" fo:background-color="transparent" style:font-name-asian="Times New Roman" style:font-size-asian="10pt" style:font-weight-asian="normal" style:font-name-complex="Times New Roman" style:font-size-complex="10pt" style:font-weight-complex="normal"/>
    </style:style>
    <style:style style:name="P28" style:family="paragraph" style:parent-style-name="Standard">
      <style:text-properties officeooo:paragraph-rsid="002f5942"/>
    </style:style>
    <style:style style:name="P29" style:family="paragraph" style:parent-style-name="Standard">
      <style:text-properties officeooo:paragraph-rsid="003146a3"/>
    </style:style>
    <style:style style:name="P30" style:family="paragraph" style:parent-style-name="Standard">
      <style:paragraph-properties fo:break-before="page"/>
      <style:text-properties style:font-name="Liberation Serif" fo:font-size="10pt" officeooo:rsid="000c00ca" officeooo:paragraph-rsid="00923d4d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0pt" officeooo:paragraph-rsid="00923d4d" style:font-size-asian="10pt" style:font-size-complex="10pt"/>
    </style:style>
    <style:style style:name="P32" style:family="paragraph" style:parent-style-name="Standard">
      <style:text-properties style:font-name="Liberation Serif" fo:font-size="10pt" officeooo:rsid="001d7382" officeooo:paragraph-rsid="00923d4d" style:font-size-asian="10pt" style:font-size-complex="10pt"/>
    </style:style>
    <style:style style:name="P33" style:family="paragraph" style:parent-style-name="Standard">
      <style:text-properties style:font-name="Liberation Serif" fo:font-size="10pt" officeooo:rsid="001ef384" officeooo:paragraph-rsid="00923d4d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0pt" officeooo:rsid="001798a9" officeooo:paragraph-rsid="00923d4d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0pt" officeooo:rsid="0019256a" officeooo:paragraph-rsid="00923d4d" style:font-size-asian="10pt" style:font-size-complex="10pt"/>
    </style:style>
    <style:style style:name="P36" style:family="paragraph" style:parent-style-name="Standard">
      <style:text-properties style:font-name="Liberation Serif" fo:font-size="10pt" officeooo:rsid="0019256a" officeooo:paragraph-rsid="00923d4d" style:font-size-asian="10pt" style:font-size-complex="10pt"/>
    </style:style>
    <style:style style:name="P37" style:family="paragraph" style:parent-style-name="Standard">
      <style:text-properties style:font-name="Liberation Serif" fo:font-size="10pt" officeooo:rsid="000fc8e9" officeooo:paragraph-rsid="00923d4d" style:font-size-asian="10pt" style:font-size-complex="10pt"/>
    </style:style>
    <style:style style:name="P38" style:family="paragraph" style:parent-style-name="Standard">
      <style:text-properties style:font-name="Liberation Serif" fo:font-size="10pt" officeooo:rsid="0013a89a" officeooo:paragraph-rsid="00923d4d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0pt" fo:font-weight="bold" officeooo:rsid="00361b1d" officeooo:paragraph-rsid="00923d4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0pt" fo:font-weight="bold" officeooo:rsid="003cf12b" officeooo:paragraph-rsid="00923d4d" style:font-size-asian="10pt" style:font-weight-asian="bold" style:font-size-complex="10pt" style:font-weight-complex="bold"/>
    </style:style>
    <style:style style:name="P41" style:family="paragraph" style:parent-style-name="Standard">
      <style:text-properties style:font-name="Liberation Serif" fo:font-size="10pt" fo:font-weight="bold" officeooo:paragraph-rsid="00923d4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0pt" fo:language="en" fo:country="GB" officeooo:paragraph-rsid="00923d4d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0pt" fo:language="en" fo:country="GB" officeooo:rsid="005277fd" officeooo:paragraph-rsid="00923d4d" style:font-size-asian="10pt" style:font-size-complex="10pt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1597ff" officeooo:paragraph-rsid="00923d4d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font-name="Liberation Serif" fo:font-size="12pt" officeooo:rsid="000c00ca" officeooo:paragraph-rsid="00923d4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5dc0c6" officeooo:paragraph-rsid="00923d4d" fo:background-color="transparent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officeooo:rsid="001641bc" officeooo:paragraph-rsid="00923d4d"/>
    </style:style>
    <style:style style:name="P48" style:family="paragraph" style:parent-style-name="Standard">
      <style:text-properties style:font-name="Liberation Serif" officeooo:rsid="001641bc" officeooo:paragraph-rsid="00923d4d"/>
    </style:style>
    <style:style style:name="P49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4d101b" officeooo:paragraph-rsid="00923d4d" style:font-size-asian="14pt" style:font-weight-asian="bold" style:font-size-complex="16pt" style:font-weight-complex="bold"/>
    </style:style>
    <style:style style:name="P50" style:family="paragraph" style:parent-style-name="Standard">
      <style:paragraph-properties fo:text-align="center" style:justify-single-word="false" fo:break-before="page"/>
      <style:text-properties style:font-name="Liberation Serif" fo:font-size="16pt" fo:font-weight="bold" officeooo:rsid="004d101b" officeooo:paragraph-rsid="00923d4d" style:font-size-asian="14pt" style:font-weight-asian="bold" style:font-size-complex="16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6pt" fo:font-weight="bold" officeooo:rsid="004d101b" officeooo:paragraph-rsid="00923d4d" style:font-size-asian="14pt" style:font-weight-asian="bold" style:font-size-complex="16pt" style:font-weight-complex="bold"/>
    </style:style>
    <style:style style:name="P52" style:family="paragraph" style:parent-style-name="Standard">
      <style:text-properties style:font-name="Liberation Serif" officeooo:paragraph-rsid="00923d4d"/>
    </style:style>
    <style:style style:name="P53" style:family="paragraph" style:parent-style-name="Standard">
      <style:text-properties officeooo:paragraph-rsid="006e9b18"/>
    </style:style>
    <style:style style:name="P5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0pt" fo:font-weight="bold" officeooo:rsid="002edff0" officeooo:paragraph-rsid="00923d4d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font-weight="bold" officeooo:rsid="002edff0" officeooo:paragraph-rsid="00923d4d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font-weight="bold" officeooo:rsid="00166bd8" officeooo:paragraph-rsid="00923d4d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57" style:family="paragraph" style:parent-style-name="Standard">
      <style:paragraph-properties fo:line-height="100%" fo:text-align="center" style:justify-single-word="false"/>
      <style:text-properties style:use-window-font-color="true" loext:opacity="0%" style:font-name="Liberation Serif" fo:font-size="10pt" fo:font-weight="bold" officeooo:rsid="0081f3dd" officeooo:paragraph-rsid="00923d4d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font-weight="bold" officeooo:rsid="0081f3dd" officeooo:paragraph-rsid="00923d4d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font-weight="bold" officeooo:rsid="001798a9" officeooo:paragraph-rsid="00923d4d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font-weight="normal" officeooo:paragraph-rsid="00923d4d" fo:background-color="transparent" style:font-name-asian="Times New Roman" style:font-size-asian="10pt" style:font-weight-asian="normal" style:font-name-complex="Times New Roman" style:font-size-complex="10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font-weight="normal" officeooo:rsid="000fc8e9" officeooo:paragraph-rsid="00923d4d" fo:background-color="transparent" style:font-name-asian="Times New Roman" style:font-size-asian="10pt" style:font-weight-asian="normal" style:font-name-complex="Times New Roman" style:font-size-complex="10pt" style:font-weight-complex="normal"/>
    </style:style>
    <style:style style:name="P62" style:family="paragraph" style:parent-style-name="Standard">
      <style:text-properties officeooo:paragraph-rsid="00923d4d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Liberation Serif" fo:font-size="16pt" fo:font-weight="bold" officeooo:rsid="004d101b" officeooo:paragraph-rsid="00923d4d" style:font-size-asian="14pt" style:font-weight-asian="bold" style:font-size-complex="16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Liberation Serif" fo:font-size="10pt" fo:font-style="normal" fo:font-weight="normal" officeooo:rsid="004d101b" officeooo:paragraph-rsid="00923d4d" style:font-size-asian="10pt" style:font-style-asian="normal" style:font-weight-asian="normal" style:font-size-complex="16pt" style:font-weight-complex="bold"/>
    </style:style>
    <style:style style:name="P65" style:family="paragraph" style:parent-style-name="Standard">
      <style:paragraph-properties style:line-height-at-least="0cm" fo:text-align="start" style:justify-single-word="false"/>
      <style:text-properties fo:color="#000000" loext:opacity="100%" style:font-name="Liberation Serif" fo:font-size="10pt" fo:language="en" fo:country="GB" fo:font-style="normal" fo:font-weight="normal" officeooo:rsid="00549dec" officeooo:paragraph-rsid="00923d4d" style:font-size-asian="10pt" style:font-style-asian="normal" style:font-weight-asian="normal" style:font-size-complex="10pt" style:font-weight-complex="normal"/>
    </style:style>
    <style:style style:name="P66" style:family="paragraph" style:parent-style-name="Table_20_Contents">
      <style:text-properties style:font-name="Liberation Serif" fo:font-size="10pt" fo:font-weight="bold" officeooo:rsid="0088abda" officeooo:paragraph-rsid="00923d4d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" fo:font-size="10pt" officeooo:paragraph-rsid="00923d4d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0pt" officeooo:rsid="001597ff" officeooo:paragraph-rsid="00923d4d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Liberation Serif" fo:font-size="10pt" officeooo:paragraph-rsid="00923d4d" style:font-size-asian="10pt" style:font-size-complex="10pt"/>
    </style:style>
    <style:style style:name="P70" style:family="paragraph" style:parent-style-name="Table_20_Contents">
      <style:text-properties style:font-name="Liberation Serif" fo:font-size="10pt" fo:font-weight="normal" officeooo:rsid="000fc8e9" officeooo:paragraph-rsid="00923d4d" style:font-size-asian="10pt" style:font-weight-asian="normal" style:font-size-complex="10pt" style:font-weight-complex="normal"/>
    </style:style>
    <style:style style:name="P71" style:family="paragraph" style:parent-style-name="Table_20_Contents">
      <style:text-properties style:font-name="Liberation Serif" fo:font-size="12pt" officeooo:paragraph-rsid="00923d4d" style:font-size-asian="12pt" style:font-size-complex="12pt"/>
    </style:style>
    <style:style style:name="P72" style:family="paragraph">
      <style:paragraph-properties fo:text-align="start"/>
      <style:text-properties fo:color="#000000" style:font-name="Liberation Serif1" fo:font-size="10pt"/>
    </style:style>
    <style:style style:name="P73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74" style:family="paragraph">
      <loext:graphic-properties draw:fill="none" draw:fill-color="#ffffff"/>
      <style:paragraph-properties style:writing-mode="lr-tb"/>
      <style:text-properties style:font-name="Liberation Serif" fo:font-size="10pt" style:font-size-asian="10pt" style:font-size-complex="10pt"/>
    </style:style>
    <style:style style:name="P75" style:family="paragraph">
      <loext:graphic-properties draw:fill="none" draw:fill-color="#ffffff"/>
      <style:paragraph-properties style:writing-mode="lr-tb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76" style:family="paragraph">
      <loext:graphic-properties draw:fill="none" draw:fill-color="#ffffff"/>
      <style:paragraph-properties style:writing-mode="lr-tb"/>
      <style:text-properties fo:color="#000000" loext:opacity="100%" style:font-name="Liberation Serif" fo:font-size="10pt" style:font-name-asian="Arial1" style:font-size-asian="10pt" style:font-name-complex="Arial1" style:font-size-complex="10pt"/>
    </style:style>
    <style:style style:name="P77" style:family="paragraph">
      <style:paragraph-properties fo:text-align="start"/>
    </style:style>
    <style:style style:name="P78" style:family="paragraph">
      <loext:graphic-properties draw:fill="none" draw:fill-color="#ffffff"/>
      <style:paragraph-properties fo:text-align="start" style:writing-mode="lr-tb"/>
      <style:text-properties style:font-name="Liberation Serif" fo:background-color="#ffff00"/>
    </style:style>
    <style:style style:name="P79" style:family="paragraph">
      <style:paragraph-properties fo:line-height="100%"/>
    </style:style>
    <style:style style:name="P80" style:family="paragraph">
      <loext:graphic-properties draw:fill="none" draw:fill-color="#ffffff"/>
      <style:paragraph-properties fo:text-align="start" style:writing-mode="lr-tb"/>
      <style:text-properties style:font-name="Liberation Serif" fo:font-size="10pt" fo:background-color="#ffff00" style:font-size-asian="10pt" style:font-size-complex="10pt"/>
    </style:style>
    <style:style style:name="P81" style:family="paragraph">
      <loext:graphic-properties draw:fill="none" draw:fill-color="#ffffff"/>
      <style:paragraph-properties fo:text-align="start" style:writing-mode="lr-tb"/>
      <style:text-properties style:font-name="Liberation Serif" fo:font-size="10pt" style:font-size-asian="10pt" style:font-size-complex="10pt"/>
    </style:style>
    <style:style style:name="P82" style:family="paragraph">
      <loext:graphic-properties draw:fill="none" draw:fill-color="#ffffff"/>
      <style:paragraph-properties style:writing-mode="lr-tb"/>
      <style:text-properties style:font-name="Liberation Serif" fo:font-size="12pt" style:font-size-asian="12pt" style:font-size-complex="12pt"/>
    </style:style>
    <style:style style:name="P83" style:family="paragraph">
      <style:paragraph-properties fo:text-align="center"/>
    </style:style>
    <style:style style:name="P84" style:family="paragraph">
      <loext:graphic-properties draw:fill="none" draw:fill-color="#ffffff"/>
      <style:paragraph-properties fo:text-align="center" style:writing-mode="lr-tb"/>
      <style:text-properties fo:color="#c9211e" loext:opacity="100%" style:font-name="Liberation Serif" fo:font-size="10pt" fo:font-weight="normal" style:font-size-asian="10pt" style:font-weight-asian="normal" style:font-size-complex="10pt" style:font-weight-complex="normal"/>
    </style:style>
    <style:style style:name="P85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675ab7"/>
    </style:style>
    <style:style style:name="T2" style:family="text">
      <style:text-properties officeooo:rsid="004d101b"/>
    </style:style>
    <style:style style:name="T3" style:family="text">
      <style:text-properties officeooo:rsid="000d1074"/>
    </style:style>
    <style:style style:name="T4" style:family="text">
      <style:text-properties officeooo:rsid="00910cea"/>
    </style:style>
    <style:style style:name="T5" style:family="text">
      <style:text-properties officeooo:rsid="000d231b"/>
    </style:style>
    <style:style style:name="T6" style:family="text">
      <style:text-properties style:use-window-font-color="true" loext:opacity="0%" officeooo:rsid="002edff0" fo:background-color="transparent" loext:char-shading-value="0" style:font-name-asian="Times New Roman" style:font-name-complex="Times New Roman"/>
    </style:style>
    <style:style style:name="T7" style:family="text">
      <style:text-properties style:use-window-font-color="true" loext:opacity="0%" officeooo:rsid="0031673d" fo:background-color="transparent" loext:char-shading-value="0" style:font-name-asian="Times New Roman" style:font-name-complex="Times New Roman"/>
    </style:style>
    <style:style style:name="T8" style:family="text">
      <style:text-properties officeooo:rsid="00417590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officeooo:rsid="00338b7a"/>
    </style:style>
    <style:style style:name="T12" style:family="text">
      <style:text-properties style:font-name="Liberation Serif" fo:font-size="10pt" style:font-size-asian="10pt" style:font-size-complex="10pt"/>
    </style:style>
    <style:style style:name="T13" style:family="text">
      <style:text-properties style:font-name="Liberation Serif" fo:font-size="14pt" fo:font-weight="bold" fo:background-color="transparent" style:font-size-asian="14pt" style:font-weight-asian="bold" style:font-size-complex="14pt" style:font-weight-complex="bold"/>
    </style:style>
    <style:style style:name="T14" style:family="text">
      <style:text-properties fo:color="#000000" loext:opacity="100%" style:font-name="Liberation Serif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15" style:family="text">
      <style:text-properties style:font-name="Liberation Serif" fo:font-size="12pt" style:font-size-asian="12pt" style:font-name-complex="Arial2" style:font-size-complex="12pt"/>
    </style:style>
    <style:style style:name="T16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Liberation Serif" fo:font-size="10pt" fo:font-weight="bold" fo:background-color="transparent" style:font-size-asian="10pt" style:font-weight-asian="bold" style:font-size-complex="10pt" style:font-weight-complex="bold"/>
    </style:style>
    <style:style style:name="T18" style:family="text">
      <style:text-properties fo:color="#000000" loext:opacity="100%" style:font-name="Liberation Serif" fo:font-size="10pt" style:font-name-asian="Arial1" style:font-size-asian="10pt" style:font-name-complex="Arial1" style:font-size-complex="10pt"/>
    </style:style>
    <style:style style:name="T19" style:family="text">
      <style:text-properties style:font-name="Liberation Serif" fo:font-size="10pt" fo:background-color="transparent" style:font-size-asian="10pt" style:font-size-complex="10pt"/>
    </style:style>
    <style:style style:name="T20" style:family="text">
      <style:text-properties fo:color="#000000" loext:opacity="100%" style:font-name="Liberation Serif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21" style:family="text">
      <style:text-properties style:font-name="Liberation Serif" fo:font-size="10pt" fo:font-weight="bold" style:font-size-asian="10pt" style:font-weight-asian="bold" style:font-name-complex="Arial2" style:font-size-complex="10pt" style:font-weight-complex="bold"/>
    </style:style>
    <style:style style:name="T22" style:family="text">
      <style:text-properties style:font-name="Liberation Serif" fo:font-size="10pt" style:font-size-asian="10pt" style:font-name-complex="Arial2" style:font-size-complex="10pt"/>
    </style:style>
    <style:style style:name="T23" style:family="text">
      <style:text-properties fo:color="#c9211e" loext:opacity="100%" style:font-name="Liberation Serif"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style:font-name="Liberation Serif" fo:font-size="10.5pt" fo:font-weight="normal" style:font-size-asian="10.5pt" style:font-weight-asian="normal" style:font-size-complex="10.5pt" style:font-weight-complex="normal"/>
    </style:style>
    <style:style style:name="T26" style:family="text">
      <style:text-properties style:font-name="Liberation Serif" fo:font-size="10.5pt" fo:font-weight="bold" style:font-size-asian="10.5pt" style:font-weight-asian="bold" style:font-size-complex="10.5pt" style:font-weight-complex="bold"/>
    </style:style>
    <style:style style:name="T27" style:family="text">
      <style:text-properties style:font-name="Liberation Serif" fo:font-size="10.5pt" fo:font-weight="bold" fo:background-color="transparent" style:font-size-asian="10.5pt" style:font-weight-asian="bold" style:font-size-complex="10.5pt" style:font-weight-complex="bold"/>
    </style:style>
    <style:style style:name="T28" style:family="text">
      <style:text-properties fo:color="#c9211e" loext:opacity="100%" style:font-name="Liberation Serif" fo:font-size="12pt" fo:font-weight="bold" style:font-size-asian="12pt" style:font-weight-asian="bold" style:font-size-complex="12pt" style:font-weight-complex="bold"/>
    </style:style>
    <style:style style:name="T29" style:family="text">
      <style:text-properties fo:color="#c9211e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fffff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top" fo:background-color="#ffffff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5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058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.182cm" style:run-through="foreground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2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2.8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" form:datasource="Bestellungen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radio form:name="VOB/B" form:control-implementation="ooo:com.sun.star.form.component.RadioButton" xml:id="control1" form:id="control1" form:label="VOB/B" form:tab-stop="true" form:tab-index="1" form:visual-effect="flat" form:input-required="false" formx:group-name="VOB/VOL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VOB/L" form:control-implementation="ooo:com.sun.star.form.component.RadioButton" xml:id="control2" form:id="control2" form:label="VOB/L" form:current-selected="true" form:tab-stop="true" form:tab-index="2" form:visual-effect="flat" form:input-required="false" formx:group-name="VOB/VOL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Zeitvertrag" form:control-implementation="ooo:com.sun.star.form.component.CheckBox" xml:id="control3" form:id="control3" form:label="Zeitvertrag" form:tab-index="3" form:visual-effect="flat" form:input-required="false" form: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Havarie" form:control-implementation="ooo:com.sun.star.form.component.CheckBox" xml:id="control4" form:id="control4" form:label="Havarie" form:tab-index="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VOB/B" form:control-implementation="ooo:com.sun.star.form.component.RadioButton" xml:id="control5" form:id="control5" form:label="VOB/B" form:tab-stop="true" form:tab-index="1" form:visual-effect="flat" form:input-required="false" formx:group-name="VOB/VOL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VOB/L" form:control-implementation="ooo:com.sun.star.form.component.RadioButton" xml:id="control6" form:id="control6" form:label="VOB/L" form:current-selected="true" form:selected="true" form:tab-stop="true" form:tab-index="2" form:input-required="false" formx:group-name="VOB/VOL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Zeitvertrag" form:control-implementation="ooo:com.sun.star.form.component.CheckBox" xml:id="control7" form:id="control7" form:label="Zeitvertrag" form:tab-index="3" form:input-required="false" form: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Havarie" form:control-implementation="ooo:com.sun.star.form.component.CheckBox" xml:id="control8" form:id="control8" form:label="Havarie" form:tab-index="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reihändig" form:control-implementation="ooo:com.sun.star.form.component.CheckBox" xml:id="control9" form:id="control9" form:label="freihändi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eschränkt" form:control-implementation="ooo:com.sun.star.form.component.CheckBox" xml:id="control10" form:id="control10" form:label="beschränkt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11" form:id="control11" form:label="Zeitvertra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artungsvertrag" form:control-implementation="ooo:com.sun.star.form.component.CheckBox" xml:id="control12" form:id="control12" form:label="Wartungsvertra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öffentliche Ausschreibung" form:control-implementation="ooo:com.sun.star.form.component.CheckBox" xml:id="control13" form:id="control13" form:label="öffentliche Ausschreibun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n Firma gebunden" form:control-implementation="ooo:com.sun.star.form.component.CheckBox" xml:id="control14" form:id="control14" form:label="an Firma gebunden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Lieferung aus Ausschreibung" form:control-implementation="ooo:com.sun.star.form.component.CheckBox" xml:id="control15" form:id="control15" form:label="Lieferung aus Ausschreibun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ngebote lagen laut nachstehender Anzahl vor, der wirtschaftlichste Anbieter erhält den Zuschlag" form:control-implementation="ooo:com.sun.star.form.component.CheckBox" xml:id="control16" form:id="control16" form:label="Angebote lagen laut nachstehender Anzahl vor, der wirtschaftlichste Anbieter erhält den Zuschlag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andeshaup<text:span text:style-name="T5">t</text:span>stadt Magdeburg – 3<text:span text:style-name="T8">9</text:span>090 Magdeburg</text:p>
      <text:p text:style-name="P17"><draw:frame text:anchor-type="paragraph" draw:z-index="2" draw:name="Textrahmen 1" draw:style-name="gr20" draw:text-style-name="P74" svg:width="9.827cm" svg:height="2.846cm" svg:x="0.026cm" svg:y="0.347cm"><draw:text-box><text:p><text:span text:style-name="T15">{supplier_name}</text:span><text:span text:style-name="T15"><text:line-break/></text:span><text:span text:style-name="T15">{supplier_address}</text:span><text:span text:style-name="T15"><text:line-break/></text:span><text:span text:style-name="T15">{supplier_postcode} {supplier_town}</text:span><text:span text:style-name="T15"><text:line-break/></text:span><text:span text:style-name="T15">{supplier_country}</text:span></text:p></draw:text-box></draw:frame><draw:frame text:anchor-type="paragraph" draw:z-index="3" draw:name="Textrahmen 2" draw:style-name="gr15" draw:text-style-name="P81" svg:width="6.64cm" svg:height="1.588cm" svg:x="10.236cm" svg:y="0.222cm"><draw:text-box><text:p text:style-name="P77"><text:span text:style-name="T21">Fachbereich Schule und Sport</text:span></text:p><text:p text:style-name="P77"><text:span text:style-name="T22">G.-Hauptmann-Str. 24-26</text:span></text:p><text:p text:style-name="P77"><text:span text:style-name="T22">39108 Magdeburg</text:span></text:p></draw:text-box></draw:frame></text:p>
      <text:p text:style-name="P17"/>
      <text:p text:style-name="P15"/>
      <text:p text:style-name="P16"/>
      <text:p text:style-name="P16"><draw:frame text:anchor-type="char" draw:z-index="4" draw:name="Textrahmen 4" draw:style-name="gr14" draw:text-style-name="P80" svg:width="7.286cm" svg:height="1.382cm" svg:x="10.188cm" svg:y="0.064cm"><draw:text-box><text:p text:style-name="P77"><text:span text:style-name="T19">Bearbeitet durch / E-MAIL</text:span></text:p><text:p><text:span text:style-name="T18">{sender}</text:span></text:p><text:p><text:span text:style-name="T18">{sender_email}</text:span></text:p></draw:text-box></draw:frame></text:p>
      <text:p text:style-name="P16"/>
      <text:p text:style-name="P16"/>
      <text:p text:style-name="P16"><draw:frame text:anchor-type="paragraph" draw:z-index="15" draw:name="Shape1_0" draw:style-name="gr18" draw:text-style-name="P85" svg:width="4.499cm" svg:height="0.768cm" svg:x="4.981cm" svg:y="0.224cm"><draw:text-box><text:p><text:span text:style-name="T24">Bitte in Rechnung angeben!</text:span></text:p></draw:text-box></draw:frame><draw:g text:anchor-type="char" draw:z-index="5" draw:name="DrawObject3" draw:style-name="gr1"><draw:frame draw:name="Textrahmen 3_1" draw:style-name="gr13" draw:text-style-name="P78" svg:width="3.62cm" svg:height="1.183cm" svg:x="10.118cm" svg:y="0.18cm"><draw:text-box><text:p text:style-name="P77"><text:span text:style-name="T19">Telefon</text:span></text:p><text:p text:style-name="P77"><text:span text:style-name="T19">{sender_phone}</text:span></text:p></draw:text-box></draw:frame><draw:frame draw:name="Textrahmen 5_1" draw:style-name="gr13" draw:text-style-name="P80" svg:width="3.62cm" svg:height="1.183cm" svg:x="13.953cm" svg:y="0.256cm"><draw:text-box><text:p text:style-name="P77"><text:span text:style-name="T19">Auftragsdatum</text:span></text:p><text:p text:style-name="P79"><text:span text:style-name="T20">{date_order}</text:span></text:p></draw:text-box></draw:frame></draw:g><draw:frame text:anchor-type="char" draw:z-index="7" draw:name="Textrahmen 7" draw:style-name="gr12" draw:text-style-name="P76" svg:width="4.245cm" svg:height="1.22cm" svg:x="0.076cm" svg:y="0.259cm"><draw:text-box><text:p><text:span text:style-name="T18">HH-J | KST / FB | lfd. Nr. <text:s text:c="3"/></text:span></text:p><text:p><text:span text:style-name="T14">{num_order}</text:span></text:p></draw:text-box></draw:frame></text:p>
      <text:p text:style-name="P16"><draw:frame draw:style-name="fr2" draw:name="Bild1" text:anchor-type="char" svg:x="-1.469cm" svg:y="0.03cm" svg:width="1.055cm" svg:height="0.743cm" draw:z-index="17"><draw:image xlink:href="Pictures/100000000000002C0000001F5915B912D824E678.png" xlink:type="simple" xlink:show="embed" xlink:actuate="onLoad" draw:mime-type="image/png"/></draw:frame><draw:frame text:anchor-type="char" draw:z-index="19" draw:name="Textrahmen 3" draw:style-name="gr17" draw:text-style-name="P84" svg:width="5.181cm" svg:height="1.463cm" draw:transform="rotate (1.57847577550367) translate (-1.31586111111111cm 5.34458333333333cm)"><draw:text-box><text:p text:style-name="P83"><text:span text:style-name="T23">Bitte in der </text:span></text:p><text:p text:style-name="P83"><text:span text:style-name="T23">Rechnung angeben!</text:span></text:p></draw:text-box></draw:frame></text:p>
      <text:p text:style-name="P16"/>
      <text:p text:style-name="P16"><draw:frame text:anchor-type="char" draw:z-index="6" draw:name="Textrahmen 6" draw:style-name="gr19" draw:text-style-name="P84" svg:width="5.43cm" svg:height="1.294cm" svg:x="11.469cm" svg:y="0.201cm"><draw:text-box><text:p text:style-name="P83"><text:span text:style-name="T28">RECHNUNG AN </text:span></text:p><text:p text:style-name="P83"><text:span text:style-name="T29">rechnung@kas.magdeburg.de</text:span></text:p></draw:text-box></draw:frame></text:p>
      <text:p text:style-name="P16"/>
      <text:p text:style-name="P28"><draw:control text:anchor-type="paragraph" draw:z-index="39" draw:name="Steuerelement 2" draw:style-name="gr4" draw:text-style-name="P72" svg:width="2.02cm" svg:height="0.676cm" svg:x="0cm" svg:y="1.445cm" draw:control="control1"/><draw:control text:anchor-type="paragraph" draw:z-index="40" draw:name="Steuerelement 3" draw:style-name="gr4" draw:text-style-name="P72" svg:width="2.02cm" svg:height="0.676cm" svg:x="2.021cm" svg:y="1.462cm" draw:control="control2"/></text:p>
      <text:p text:style-name="P29"><draw:frame text:anchor-type="paragraph" draw:z-index="14" draw:name="Textrahmen 8" draw:style-name="gr9" draw:text-style-name="P75" svg:width="3.356cm" svg:height="0.528cm" svg:x="0.076cm" svg:y="0.347cm"><draw:text-box><text:p><text:span text:style-name="T16">Auftrag nach:</text:span></text:p></draw:text-box></draw:frame><draw:frame text:anchor-type="char" draw:z-index="8" draw:name="Textrahmen 9_1" draw:style-name="gr11" draw:text-style-name="P74" svg:width="5.455cm" svg:height="1.059cm" svg:x="0.011cm" svg:y="-1.236cm"><draw:text-box><text:p><text:span text:style-name="T12">KST</text:span></text:p><text:p><text:span text:style-name="T13">{kost_stelle}</text:span></text:p></draw:text-box></draw:frame><draw:frame text:anchor-type="char" draw:z-index="9" draw:name="Textrahmen 10_1" draw:style-name="gr11" draw:text-style-name="P74" svg:width="7.273cm" svg:height="1.059cm" svg:x="5.237cm" svg:y="-1.236cm"><draw:text-box><text:p><text:span text:style-name="T12">Sachkonto / Investitions-Nr.</text:span></text:p><text:p><text:span text:style-name="T13">{budgettypes_name}</text:span></text:p></draw:text-box></draw:frame></text:p>
      <text:p text:style-name="P16"><draw:g text:anchor-type="paragraph" draw:z-index="41" draw:name="DrawObject4" draw:style-name="gr3"><draw:control draw:name="Steuerelement 4_ 1" draw:style-name="gr2" draw:text-style-name="P72" svg:width="2.982cm" svg:height="0.56cm" svg:x="4.429cm" svg:y="0.404cm" draw:control="control3"/><draw:control draw:name="Steuerelement 5_ 1" draw:style-name="gr2" draw:text-style-name="P72" svg:width="2.92cm" svg:height="0.553cm" svg:x="7.465cm" svg:y="0.406cm" draw:control="control4"/></draw:g></text:p>
      <text:p text:style-name="P16"><draw:frame text:anchor-type="char" draw:z-index="10" draw:name="Textrahmen 11" draw:style-name="gr5" draw:text-style-name="P75" svg:width="16.608cm" svg:height="0.623cm" svg:x="0.076cm" svg:y="0.663cm"><draw:text-box><text:p><text:span text:style-name="T25">Maßnahme: </text:span><text:span text:style-name="T25"><text:tab/></text:span><text:span text:style-name="T26"><text:tab/></text:span><text:span text:style-name="T27">{order_name}</text:span></text:p></draw:text-box></draw:frame></text:p>
      <text:p text:style-name="P16"/>
      <text:p text:style-name="P16"><draw:frame draw:style-name="fr1" draw:name="Bild2" text:anchor-type="char" svg:x="-1.455cm" svg:y="0.367cm" svg:width="1.03cm" svg:height="0.72cm" draw:z-index="18"><draw:image xlink:href="Pictures/100000000000002B0000001EBBD6B21612CE7C5F.png" xlink:type="simple" xlink:show="embed" xlink:actuate="onLoad" draw:mime-type="image/png"/></draw:frame><draw:frame text:anchor-type="char" draw:z-index="12" draw:name="Textrahmen 13" draw:style-name="gr5" draw:text-style-name="P74" svg:width="16.608cm" svg:height="0.623cm" svg:x="0.076cm" svg:y="0.309cm"><draw:text-box><text:p><text:span text:style-name="T12">Objekt:</text:span><text:span text:style-name="T12"><text:tab/></text:span><text:span text:style-name="T12"> </text:span><text:span text:style-name="T12"><text:tab/></text:span><text:span text:style-name="T12"><text:tab/></text:span><text:span text:style-name="T16">{entity_name}</text:span></text:p></draw:text-box></draw:frame></text:p>
      <text:p text:style-name="P16"><draw:frame text:anchor-type="char" draw:z-index="11" draw:name="Textrahmen 12" draw:style-name="gr5" draw:text-style-name="P74" svg:width="16.608cm" svg:height="0.623cm" svg:x="0.076cm" svg:y="0.471cm"><draw:text-box><text:p><text:span text:style-name="T12">Lieferanschrift: </text:span><text:span text:style-name="T12"><text:tab/></text:span><text:span text:style-name="T12"><text:tab/></text:span><text:span text:style-name="T16">{entity_address}, {entity_postcode}, {entity_town}</text:span></text:p></draw:text-box></draw:frame></text:p>
      <text:p text:style-name="P16"/>
      <text:p text:style-name="P16"><draw:frame text:anchor-type="char" draw:z-index="13" draw:name="Textrahmen 14" draw:style-name="gr10" draw:text-style-name="P74" svg:width="9.946cm" svg:height="0.72cm" svg:x="0.076cm" svg:y="0.312cm"><draw:text-box><text:p><text:span text:style-name="T12">Wir erteilen Ihnen hiermit den Auftrag von: </text:span></text:p></draw:text-box></draw:frame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2">Beschreibung</text:p>
          </table:table-cell>
          <table:table-cell table:style-name="Table1.A1" office:value-type="string">
            <text:p text:style-name="P25">Typ</text:p>
          </table:table-cell>
          <table:table-cell table:style-name="Table1.A1" office:value-type="string">
            <text:p text:style-name="P21">Referenz</text:p>
          </table:table-cell>
          <table:table-cell table:style-name="Table1.A1" office:value-type="string">
            <text:p text:style-name="P10"><text:span text:style-name="T6">EP </text:span><text:span text:style-name="T7">Netto</text:span></text:p>
          </table:table-cell>
          <table:table-cell table:style-name="Table1.A1" office:value-type="string">
            <text:p text:style-name="P23">Menge</text:p>
          </table:table-cell>
          <table:table-cell table:style-name="Table1.F1" office:value-type="string">
            <text:p text:style-name="P11">GP Netto</text:p>
          </table:table-cell>
        </table:table-row>
        <table:table-row table:style-name="TableLine2463298574032">
          <table:table-cell table:style-name="Table1.A4" office:value-type="string">
            <text:p text:style-name="P12">[!-- BEGIN row.articles --]{titleArticle}</text:p>
          </table:table-cell>
          <table:table-cell table:style-name="Table1.B2" office:value-type="string">
            <text:p text:style-name="P13">{typArticle}</text:p>
          </table:table-cell>
          <table:table-cell table:style-name="Table1.C2" office:value-type="string">
            <text:p text:style-name="P6">{refArticle}</text:p>
          </table:table-cell>
          <table:table-cell table:style-name="Table1.D2" office:value-type="string">
            <text:p text:style-name="P6">{HTPriceArticle}</text:p>
          </table:table-cell>
          <table:table-cell table:style-name="Table1.E2" office:value-type="string">
            <text:p text:style-name="P6">{nbA}</text:p>
          </table:table-cell>
          <table:table-cell table:style-name="Table1.F2" office:value-type="string">
            <text:p text:style-name="P6">{HTPriceTotalArticle}[!-- END row.articles --]</text:p>
          </table:table-cell>
        </table:table-row>
        <table:table-row table:style-name="Table1.3">
          <table:table-cell table:style-name="Table1.A3" table:number-columns-spanned="3" office:value-type="string">
            <text:p text:style-name="P12"/>
          </table:table-cell>
          <table:covered-table-cell/>
          <table:covered-table-cell/>
          <table:table-cell table:style-name="Table1.D3" table:number-columns-spanned="2" office:value-type="string">
            <text:p text:style-name="P24">Gesamt Bruttopreis</text:p>
          </table:table-cell>
          <table:covered-table-cell/>
          <table:table-cell table:style-name="Table1.F3" office:value-type="string">
            <text:p text:style-name="P26">{totalttc}{title_money}</text:p>
          </table:table-cell>
        </table:table-row>
        <table:table-row table:style-name="Table1.4">
          <table:table-cell table:style-name="Table1.A4" office:value-type="string">
            <text:p text:style-name="P14">Hinweise: </text:p>
          </table:table-cell>
          <table:table-cell table:style-name="Table1.B4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 table:style-name="TableLine2463298572400">
          <table:table-cell table:style-name="Table1.A5" table:number-columns-spanned="6" office:value-type="string">
            <text:p text:style-name="P8"><text:span text:style-name="T9">Auftragsbedingungen: </text:span><text:span text:style-name="T10"><text:line-break/>1. Es gilt wie oben angekreuzt VOL/B oder VOB/B.<text:line-break/>2. Es gilt Preisrecht. (PreisV 30/53)<text:line-break/>3. Gerichtsstand für alle Streitigkeiten, aus diesem Vertrag oder die anlässlich dieses Vertrages entstehen, ist Magdeburg. <text:line-break/>4. Änderungen des Vertrages bedürfen zur ihrer Wirksamkeit der Schriftform. <text:line-break/>5. Der Auftraggeber bestellt ausschließlich unter Zugrundelegung dieser Bedingungen; entgegenstehende oder von den Bedingungen des Auftraggebers abweichende Bedingungen des Auftragnehmers erkennt der Auftraggeber nicht an, es sei denn, er hätte <text:line-break/>ausdrücklich schriftlich ihrer Geltung zugestimmt. Die stillschweigende Annahme von Lieferungen oder Leistungen des <text:line-break/>Auftragnehmers sowie Zahlungen durch den Auftraggeber bedeuten kein Einverständnis mit entgegenstehenden Bedingungen des Auftragnehmers. </text:span></text:p>
            <text:p text:style-name="P4">6. Eine gültige Freistellungsbescheinigung zum Steuerabzug bei Bauleistungen gemäß § 48b Abs. 1 Satz 1 des 6. EStG ist der Rechnung in Kopie beizufügen!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18">i.A.</text:p>
          </table:table-cell>
          <table:table-cell table:style-name="Table1.B6" table:number-columns-spanned="5" office:value-type="string">
            <text:p text:style-name="P9"/>
            <text:p text:style-name="P7">…………………………………………………….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P53"/>
      <text:p text:style-name="P30">Landeshaup<text:span text:style-name="T5">t</text:span>stadt Magdeburg – 3<text:span text:style-name="T11">9</text:span>090 Magdeburg</text:p>
      <text:p text:style-name="P45"><draw:frame text:anchor-type="paragraph" draw:z-index="20" draw:name="Textrahmen 1_0" draw:style-name="gr16" draw:text-style-name="P82" svg:width="9.827cm" svg:height="2.894cm" svg:x="0.026cm" svg:y="0.347cm"><draw:text-box><text:p><text:span text:style-name="T15">{supplier_name}</text:span><text:span text:style-name="T15"><text:line-break/></text:span><text:span text:style-name="T15">{supplier_address}</text:span><text:span text:style-name="T15"><text:line-break/></text:span><text:span text:style-name="T15">{supplier_postcode} {supplier_town}</text:span><text:span text:style-name="T15"><text:line-break/></text:span><text:span text:style-name="T15">{supplier_country}</text:span></text:p></draw:text-box></draw:frame><draw:frame text:anchor-type="paragraph" draw:z-index="21" draw:name="Textrahmen 2_0" draw:style-name="gr15" draw:text-style-name="P81" svg:width="6.64cm" svg:height="1.588cm" svg:x="10.236cm" svg:y="0.222cm"><draw:text-box><text:p text:style-name="P77"><text:span text:style-name="T21">Fachbereich Schule und Sport</text:span></text:p><text:p text:style-name="P77"><text:span text:style-name="T22">G.-Hauptmann-Str. 24-26</text:span></text:p><text:p text:style-name="P77"><text:span text:style-name="T22">39108 Magdeburg</text:span></text:p></draw:text-box></draw:frame></text:p>
      <text:p text:style-name="P45"/>
      <text:p text:style-name="P52"/>
      <text:p text:style-name="P48"/>
      <text:p text:style-name="P48"><draw:frame text:anchor-type="char" draw:z-index="22" draw:name="Textrahmen 4_0" draw:style-name="gr14" draw:text-style-name="P80" svg:width="7.286cm" svg:height="1.382cm" svg:x="10.188cm" svg:y="0.116cm"><draw:text-box><text:p text:style-name="P77"><text:span text:style-name="T19">Bearbeitet durch / E-MAIL</text:span></text:p><text:p><text:span text:style-name="T18">{sender}</text:span></text:p><text:p><text:span text:style-name="T18">{sender_email}</text:span></text:p></draw:text-box></draw:frame></text:p>
      <text:p text:style-name="P48"/>
      <text:p text:style-name="P48"/>
      <text:p text:style-name="P48"><draw:g text:anchor-type="char" draw:z-index="23" draw:name="DrawObject3_0" draw:style-name="gr1"><draw:frame draw:name="Textrahmen 3_ 2" draw:style-name="gr13" draw:text-style-name="P78" svg:width="3.62cm" svg:height="1.183cm" svg:x="10.116cm" svg:y="0.249cm"><draw:text-box><text:p text:style-name="P77"><text:span text:style-name="T19">Telefon</text:span></text:p><text:p text:style-name="P77"><text:span text:style-name="T19">{sender_phone}</text:span></text:p></draw:text-box></draw:frame><draw:frame draw:name="Textrahmen 5_ 2" draw:style-name="gr13" draw:text-style-name="P80" svg:width="3.62cm" svg:height="1.183cm" svg:x="13.951cm" svg:y="0.325cm"><draw:text-box><text:p text:style-name="P77"><text:span text:style-name="T19">Auftragsdatum</text:span></text:p><text:p text:style-name="P79"><text:span text:style-name="T20">{date_order}</text:span></text:p></draw:text-box></draw:frame></draw:g><draw:frame text:anchor-type="char" draw:z-index="24" draw:name="Textrahmen 7_0" draw:style-name="gr12" draw:text-style-name="P76" svg:width="5.441cm" svg:height="1.22cm" svg:x="0.076cm" svg:y="0.259cm"><draw:text-box><text:p><text:span text:style-name="T18">HH-J | KST / FB | lfd. Nr. <text:s text:c="3"/></text:span></text:p><text:p><text:span text:style-name="T14">{num_order}</text:span></text:p></draw:text-box></draw:frame></text:p>
      <text:p text:style-name="P48"/>
      <text:p text:style-name="P48"/>
      <text:p text:style-name="P48"/>
      <text:p text:style-name="P48"><draw:g text:anchor-type="paragraph" draw:z-index="44" draw:name="DrawObject4_0" draw:style-name="gr3"><draw:control draw:name="Steuerelement 4_ 2" draw:style-name="gr2" draw:text-style-name="P72" svg:width="2.982cm" svg:height="0.56cm" svg:x="4.359cm" svg:y="1.838cm" draw:control="control7"/><draw:control draw:name="Steuerelement 5_ 2" draw:style-name="gr2" draw:text-style-name="P72" svg:width="2.92cm" svg:height="0.555cm" svg:x="7.395cm" svg:y="1.84cm" draw:control="control8"/></draw:g><draw:frame text:anchor-type="paragraph" draw:z-index="31" draw:name="Textrahmen 8_0" draw:style-name="gr9" draw:text-style-name="P75" svg:width="3.356cm" svg:height="0.528cm" svg:x="0.076cm" svg:y="1.245cm"><draw:text-box><text:p><text:span text:style-name="T16">Auftrag nach:</text:span></text:p></draw:text-box></draw:frame></text:p>
      <text:p text:style-name="P48"><draw:control text:anchor-type="paragraph" draw:z-index="42" draw:name="Steuerelement 2_0" draw:style-name="gr4" draw:text-style-name="P72" svg:width="2.02cm" svg:height="0.676cm" svg:x="0cm" svg:y="1.42cm" draw:control="control5"/><draw:control text:anchor-type="paragraph" draw:z-index="43" draw:name="Steuerelement 3_0" draw:style-name="gr4" draw:text-style-name="P72" svg:width="2.02cm" svg:height="0.676cm" svg:x="2.021cm" svg:y="1.42cm" draw:control="control6"/></text:p>
      <text:p text:style-name="P48"><draw:frame text:anchor-type="char" draw:z-index="25" draw:name="Textrahmen 9_ 1" draw:style-name="gr11" draw:text-style-name="P74" svg:width="3.955cm" svg:height="1.059cm" svg:x="0.076cm" svg:y="-1.258cm"><draw:text-box><text:p><text:span text:style-name="T12">KST</text:span></text:p><text:p><text:span text:style-name="T13">{kost_stelle}</text:span></text:p></draw:text-box></draw:frame><draw:frame text:anchor-type="char" draw:z-index="26" draw:name="Textrahmen 10_ 1" draw:style-name="gr11" draw:text-style-name="P74" svg:width="5.275cm" svg:height="1.059cm" svg:x="3.842cm" svg:y="-1.258cm"><draw:text-box><text:p><text:span text:style-name="T12">Sachkonto / Investitions-Nr.</text:span></text:p><text:p><text:span text:style-name="T13">{budgettypes_name}</text:span></text:p></draw:text-box></draw:frame></text:p>
      <text:p text:style-name="P48"/>
      <text:p text:style-name="P48"><draw:frame text:anchor-type="char" draw:z-index="27" draw:name="Textrahmen 11_0" draw:style-name="gr5" draw:text-style-name="P74" svg:width="16.608cm" svg:height="0.623cm" svg:x="0.076cm" svg:y="0.663cm"><draw:text-box><text:p><text:span text:style-name="T12">Maßnahme: </text:span><text:span text:style-name="T12"><text:tab/></text:span><text:span text:style-name="T12"><text:tab/></text:span><text:span text:style-name="T17">{order_name}</text:span></text:p></draw:text-box></draw:frame></text:p>
      <text:p text:style-name="P48"/>
      <text:p text:style-name="P48"><draw:frame text:anchor-type="char" draw:z-index="29" draw:name="Textrahmen 13_0" draw:style-name="gr5" draw:text-style-name="P74" svg:width="16.608cm" svg:height="0.623cm" svg:x="0.076cm" svg:y="0.309cm"><draw:text-box><text:p><text:span text:style-name="T12">Objekt:</text:span><text:span text:style-name="T12"><text:tab/></text:span><text:span text:style-name="T12"> </text:span><text:span text:style-name="T12"><text:tab/></text:span><text:span text:style-name="T12"><text:tab/></text:span><text:span text:style-name="T16">{entity_name}</text:span></text:p></draw:text-box></draw:frame></text:p>
      <text:p text:style-name="P48"><draw:frame text:anchor-type="char" draw:z-index="28" draw:name="Textrahmen 12_0" draw:style-name="gr5" draw:text-style-name="P74" svg:width="16.608cm" svg:height="0.623cm" svg:x="0.076cm" svg:y="0.52cm"><draw:text-box><text:p><text:span text:style-name="T12">Lieferanschrift: </text:span><text:span text:style-name="T12"><text:tab/></text:span><text:span text:style-name="T12"><text:tab/></text:span><text:span text:style-name="T16">{entity_address}, {entity_postcode}, {entity_town}</text:span></text:p></draw:text-box></draw:frame></text:p>
      <text:p text:style-name="P48"/>
      <text:p text:style-name="P48"><draw:frame text:anchor-type="char" draw:z-index="30" draw:name="Textrahmen 14_0" draw:style-name="gr10" draw:text-style-name="P74" svg:width="9.946cm" svg:height="0.72cm" svg:x="0.076cm" svg:y="0.312cm"><draw:text-box><text:p><text:span text:style-name="T12">Wir erteilen Ihnen hiermit den Auftrag von: </text:span></text:p></draw:text-box></draw:frame></text:p>
      <text:p text:style-name="P4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54">Beschreibung</text:p>
          </table:table-cell>
          <table:table-cell table:style-name="Table3.A1" office:value-type="string">
            <text:p text:style-name="P56">Typ</text:p>
          </table:table-cell>
          <table:table-cell table:style-name="Table3.A1" office:value-type="string">
            <text:p text:style-name="P55">Referenz</text:p>
          </table:table-cell>
          <table:table-cell table:style-name="Table3.A1" office:value-type="string">
            <text:p text:style-name="P41"><text:span text:style-name="T6">EP </text:span><text:span text:style-name="T7">Netto</text:span></text:p>
          </table:table-cell>
          <table:table-cell table:style-name="Table3.A1" office:value-type="string">
            <text:p text:style-name="P57">Menge</text:p>
          </table:table-cell>
          <table:table-cell table:style-name="Table3.F1" office:value-type="string">
            <text:p text:style-name="P66">GP Netto</text:p>
          </table:table-cell>
        </table:table-row>
        <table:table-row table:style-name="TableLine2463500053472">
          <table:table-cell table:style-name="Table3.A2" office:value-type="string">
            <text:p text:style-name="P42">[!-- BEGIN row.articles --]{titleArticle}</text:p>
          </table:table-cell>
          <table:table-cell table:style-name="Table3.B2" office:value-type="string">
            <text:p text:style-name="P43">{typArticle}</text:p>
          </table:table-cell>
          <table:table-cell table:style-name="Table3.C2" office:value-type="string">
            <text:p text:style-name="P31">{refArticle}</text:p>
          </table:table-cell>
          <table:table-cell table:style-name="Table3.D2" office:value-type="string">
            <text:p text:style-name="P31">{HTPriceArticle}</text:p>
          </table:table-cell>
          <table:table-cell table:style-name="Table3.E2" office:value-type="string">
            <text:p text:style-name="P31">{nbA}</text:p>
          </table:table-cell>
          <table:table-cell table:style-name="Table3.F2" office:value-type="string">
            <text:p text:style-name="P31">{HTPriceTotalArticle}<text:line-break/>[!-- END row.articles --]</text:p>
          </table:table-cell>
        </table:table-row>
        <table:table-row table:style-name="Table3.3">
          <table:table-cell table:style-name="Table3.A3" table:number-columns-spanned="3" office:value-type="string">
            <text:p text:style-name="P42"/>
          </table:table-cell>
          <table:covered-table-cell/>
          <table:covered-table-cell/>
          <table:table-cell table:style-name="Table3.D3" table:number-columns-spanned="2" office:value-type="string">
            <text:p text:style-name="P58">Gesamt Bruttopreis</text:p>
          </table:table-cell>
          <table:covered-table-cell/>
          <table:table-cell table:style-name="Table3.F3" office:value-type="string">
            <text:p text:style-name="P60">{totalttc}{title_money}</text:p>
          </table:table-cell>
        </table:table-row>
      </table:table>
      <text:p text:style-name="P49"/>
      <table:table table:name="Tabelle2" table:style-name="Tabelle2">
        <table:table-column table:style-name="Tabelle2.A"/>
        <table:table-column table:style-name="Tabelle2.B"/>
        <table:table-column table:style-name="Tabelle2.A"/>
        <table:table-column table:style-name="Tabelle2.D"/>
        <table:table-row table:style-name="TableLine2463503010064">
          <table:table-cell table:style-name="Tabelle2.A1" table:number-columns-spanned="2" office:value-type="string">
            <text:p text:style-name="P39">Mittel stehen haushaltsrechtlich zur Verfügung:</text:p>
          </table:table-cell>
          <table:covered-table-cell/>
          <table:table-cell table:style-name="Tabelle2.C1" table:number-columns-spanned="2" office:value-type="string">
            <text:p text:style-name="P40">In Provekon erfasst: </text:p>
          </table:table-cell>
          <table:covered-table-cell/>
        </table:table-row>
        <table:table-row table:style-name="Tabelle2.2">
          <table:table-cell table:style-name="Tabelle2.A2" office:value-type="string">
            <text:p text:style-name="P32">Datum:</text:p>
          </table:table-cell>
          <table:table-cell table:style-name="Tabelle2.A2" office:value-type="string">
            <text:p text:style-name="P32"/>
            <text:p text:style-name="P32">……………………………………………...</text:p>
          </table:table-cell>
          <table:table-cell table:style-name="Tabelle2.A2" office:value-type="string">
            <text:p text:style-name="P32">Datum:</text:p>
          </table:table-cell>
          <table:table-cell table:style-name="Tabelle2.D2" office:value-type="string">
            <text:p text:style-name="P32"/>
            <text:p text:style-name="P32">………………………..</text:p>
          </table:table-cell>
        </table:table-row>
        <table:table-row table:style-name="Tabelle2.2">
          <table:table-cell table:style-name="Tabelle2.A2" office:value-type="string">
            <text:p text:style-name="P32">Unterschrift: </text:p>
          </table:table-cell>
          <table:table-cell table:style-name="Tabelle2.A2" office:value-type="string">
            <text:p text:style-name="P32"/>
            <text:p text:style-name="P32">………………………………………………</text:p>
          </table:table-cell>
          <table:table-cell table:style-name="Tabelle2.A2" office:value-type="string">
            <text:p text:style-name="P33">Unterschrift:</text:p>
          </table:table-cell>
          <table:table-cell table:style-name="Tabelle2.D2" office:value-type="string">
            <text:p text:style-name="P32"/>
            <text:p text:style-name="P32">………………………..</text:p>
          </table:table-cell>
        </table:table-row>
        <table:table-row table:style-name="Tabelle2.4">
          <table:table-cell table:style-name="Tabelle2.A4" office:value-type="string">
            <text:p text:style-name="P46">i.A.</text:p>
          </table:table-cell>
          <table:table-cell table:style-name="Tabelle2.B4" table:number-columns-spanned="3" office:value-type="string">
            <text:p text:style-name="P67">…………………………………………………………………………………………………...</text:p>
          </table:table-cell>
          <table:covered-table-cell/>
          <table:covered-table-cell/>
        </table:table-row>
      </table:table>
      <text:p text:style-name="P62"/>
      <text:p text:style-name="P50">Vergabevermerk</text:p>
      <text:p text:style-name="P51"><draw:frame text:anchor-type="char" draw:z-index="32" draw:name="Textrahmen 31" draw:style-name="gr5" draw:text-style-name="P74" svg:width="16.608cm" svg:height="0.623cm" svg:x="0.076cm" svg:y="0.52cm"><draw:text-box><text:p><text:span text:style-name="T12">Maßnahme: </text:span><text:span text:style-name="T12"><text:tab/></text:span><text:span text:style-name="T12"><text:tab/></text:span><text:span text:style-name="T17">{order_name}</text:span></text:p></draw:text-box></draw:frame></text:p>
      <text:p text:style-name="P51"><draw:frame text:anchor-type="char" draw:z-index="33" draw:name="Textrahmen 33" draw:style-name="gr5" draw:text-style-name="P74" svg:width="16.608cm" svg:height="0.623cm" svg:x="0.076cm" svg:y="0.564cm"><draw:text-box><text:p><text:span text:style-name="T12">Objekt:</text:span><text:span text:style-name="T12"><text:tab/></text:span><text:span text:style-name="T12"> </text:span><text:span text:style-name="T12"><text:tab/></text:span><text:span text:style-name="T12"><text:tab/></text:span><text:span text:style-name="T16">{entity_name}</text:span></text:p></draw:text-box></draw:frame></text:p>
      <text:p text:style-name="P49"><draw:frame text:anchor-type="char" draw:z-index="36" draw:name="Textrahmen 34" draw:style-name="gr7" draw:text-style-name="P74" svg:width="6.903cm" svg:height="0.814cm" svg:x="0.076cm" svg:y="0.672cm"><draw:text-box><text:p><text:span text:style-name="T12">KST:</text:span><text:span text:style-name="T12"><text:tab/></text:span><text:span text:style-name="T12"><text:tab/></text:span><text:span text:style-name="T12"><text:tab/></text:span><text:span text:style-name="T14">{num_order}</text:span></text:p></draw:text-box></draw:frame><draw:frame text:anchor-type="char" draw:z-index="37" draw:name="Textrahmen 35" draw:style-name="gr6" draw:text-style-name="P74" svg:width="9.87cm" svg:height="0.653cm" svg:x="7.077cm" svg:y="0.672cm"><draw:text-box><text:p><text:span text:style-name="T12">SK/Invest.-Nr:</text:span><text:span text:style-name="T12"><text:tab/></text:span><text:span text:style-name="T13">{budgettypes_name}</text:span></text:p></draw:text-box></draw:frame></text:p>
      <text:p text:style-name="P49"/>
      <text:p text:style-name="P49"><draw:frame text:anchor-type="char" draw:z-index="34" draw:name="Textrahmen 36" draw:style-name="gr8" draw:text-style-name="P74" svg:width="9.827cm" svg:height="2.135cm" svg:x="3.854cm" svg:y="0.272cm"><draw:text-box><text:p><text:span text:style-name="T15">{supplier_name}</text:span><text:span text:style-name="T15"><text:line-break/></text:span><text:span text:style-name="T15">{supplier_address}</text:span><text:span text:style-name="T15"><text:line-break/></text:span><text:span text:style-name="T15">{supplier_postcode} {supplier_town}</text:span><text:span text:style-name="T15"><text:line-break/></text:span><text:span text:style-name="T15">{supplier_country}</text:span></text:p></draw:text-box></draw:frame><draw:frame text:anchor-type="char" draw:z-index="35" draw:name="Textrahmen 37" draw:style-name="gr5" draw:text-style-name="P73" svg:width="2.925cm" svg:height="0.623cm" svg:x="0.076cm" svg:y="0.37cm"><draw:text-box><text:p><text:span text:style-name="T12">Auftragnehmer:</text:span></text:p></draw:text-box></draw:frame></text:p>
      <text:p text:style-name="P49"/>
      <text:p text:style-name="P49"/>
      <text:p text:style-name="P63"><draw:g text:anchor-type="char" draw:z-index="45" draw:name="DrawObject5" draw:style-name="gr1"><draw:control draw:name="Steuerelement 11_ 2" draw:style-name="gr2" draw:text-style-name="P72" svg:width="2.565cm" svg:height="0.408cm" svg:x="3.791cm" svg:y="0.912cm" draw:control="control9"/><draw:control draw:name="Steuerelement 12_ 2" draw:style-name="gr2" draw:text-style-name="P72" svg:width="2.565cm" svg:height="0.408cm" svg:x="3.791cm" svg:y="1.563cm" draw:control="control10"/><draw:control draw:name="Steuerelement 14_ 2" draw:style-name="gr2" draw:text-style-name="P72" svg:width="2.565cm" svg:height="0.408cm" svg:x="10.361cm" svg:y="0.984cm" draw:control="control11"/><draw:control draw:name="Steuerelement 15_ 2" draw:style-name="gr2" draw:text-style-name="P72" svg:width="4.77cm" svg:height="0.408cm" svg:x="10.358cm" svg:y="1.603cm" draw:control="control12"/><draw:control draw:name="Steuerelement 13_ 2" draw:style-name="gr2" draw:text-style-name="P72" svg:width="5.823cm" svg:height="0.408cm" svg:x="3.791cm" svg:y="2.186cm" draw:control="control13"/><draw:control draw:name="Steuerelement 16_ 2" draw:style-name="gr2" draw:text-style-name="P72" svg:width="5.823cm" svg:height="0.408cm" svg:x="10.356cm" svg:y="2.191cm" draw:control="control14"/></draw:g><draw:frame text:anchor-type="char" draw:z-index="38" draw:name="Textrahmen 38" draw:style-name="gr5" draw:text-style-name="P73" svg:width="1.68cm" svg:height="0.623cm" svg:x="-0.123cm" svg:y="0.919cm"><draw:text-box><text:p><text:span text:style-name="T12">Vergabe:</text:span></text:p></draw:text-box></draw:frame></text:p>
      <text:p text:style-name="P63"/>
      <text:p text:style-name="P63"/>
      <text:p text:style-name="P63"/>
      <text:p text:style-name="P64">Leistung:</text:p>
      <text:p text:style-name="P6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54">Beschreibung</text:p>
          </table:table-cell>
          <table:table-cell table:style-name="Table2.A1" office:value-type="string">
            <text:p text:style-name="P59">Typ</text:p>
          </table:table-cell>
          <table:table-cell table:style-name="Table2.A1" office:value-type="string">
            <text:p text:style-name="P55">Referenz</text:p>
          </table:table-cell>
          <table:table-cell table:style-name="Table2.A1" office:value-type="string">
            <text:p text:style-name="P41"><text:span text:style-name="T6">EP </text:span><text:span text:style-name="T7">Netto</text:span></text:p>
          </table:table-cell>
          <table:table-cell table:style-name="Table2.A1" office:value-type="string">
            <text:p text:style-name="P57">Menge</text:p>
          </table:table-cell>
          <table:table-cell table:style-name="Table2.F1" office:value-type="string">
            <text:p text:style-name="P66">GP Netto</text:p>
          </table:table-cell>
        </table:table-row>
        <table:table-row table:style-name="TableLine2463497698864">
          <table:table-cell table:style-name="Table2.A3" office:value-type="string">
            <text:p text:style-name="P42">[!-- BEGIN row.articles --]{titleArticle}</text:p>
          </table:table-cell>
          <table:table-cell table:style-name="Table2.B2" office:value-type="string">
            <text:p text:style-name="P34">{typArticle}</text:p>
          </table:table-cell>
          <table:table-cell table:style-name="Table2.C2" office:value-type="string">
            <text:p text:style-name="P31">{refArticle}</text:p>
          </table:table-cell>
          <table:table-cell table:style-name="Table2.D2" office:value-type="string">
            <text:p text:style-name="P31">{HTPriceArticle}</text:p>
          </table:table-cell>
          <table:table-cell table:style-name="Table2.E2" office:value-type="string">
            <text:p text:style-name="P31">{nbA}</text:p>
          </table:table-cell>
          <table:table-cell table:style-name="Table2.F2" office:value-type="string">
            <text:p text:style-name="P31">{HTPriceTotalArticle}<text:line-break/>[!-- END row.articles --]</text:p>
          </table:table-cell>
        </table:table-row>
        <table:table-row table:style-name="Table2.3">
          <table:table-cell table:style-name="Table2.A3" office:value-type="string">
            <text:p text:style-name="P42"/>
          </table:table-cell>
          <table:table-cell table:style-name="Table2.B3" office:value-type="string">
            <text:p text:style-name="P31"/>
          </table:table-cell>
          <table:table-cell table:style-name="Table2.C3" office:value-type="string">
            <text:p text:style-name="P31"/>
          </table:table-cell>
          <table:table-cell table:style-name="Table2.D3" table:number-columns-spanned="2" office:value-type="string">
            <text:p text:style-name="P58">Gesamt Bruttopreis</text:p>
          </table:table-cell>
          <table:covered-table-cell/>
          <table:table-cell table:style-name="Table2.F3" office:value-type="string">
            <text:p text:style-name="P60">{totalttc}{title_money}</text:p>
          </table:table-cell>
        </table:table-row>
      </table:table>
      <text:p text:style-name="P52"/>
      <text:p text:style-name="P70">Begründung:</text:p>
      <text:p text:style-name="P70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 table:style-name="Tabelle3.1">
          <table:table-cell table:style-name="Tabelle3.A1" table:number-columns-spanned="5" office:value-type="string">
            <text:p text:style-name="P36"><draw:g text:anchor-type="char" draw:z-index="46" draw:name="DrawObject5_0" draw:style-name="gr1"><draw:control draw:name="Steuerelement 11_ 1" draw:style-name="gr2" draw:text-style-name="P72" svg:width="15.484cm" svg:height="0.408cm" svg:x="0.032cm" svg:y="0.383cm" draw:control="control15"/><draw:control draw:name="Steuerelement 14_ 1" draw:style-name="gr2" draw:text-style-name="P72" svg:width="15.484cm" svg:height="0.408cm" svg:x="0.032cm" svg:y="1.034cm" draw:control="control16"/></draw:g></text:p>
            <text:p text:style-name="P36"/>
            <text:p text:style-name="P36"/>
            <text:p text:style-name="P36"/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2" office:value-type="string">
            <text:p text:style-name="P37">Angebote:</text:p>
          </table:table-cell>
          <table:table-cell table:style-name="Tabelle3.A2" office:value-type="string">
            <text:p text:style-name="P37"/>
          </table:table-cell>
          <table:table-cell table:style-name="Tabelle3.A2" office:value-type="string">
            <text:p text:style-name="P37"/>
          </table:table-cell>
          <table:table-cell table:style-name="Tabelle3.A2" office:value-type="string">
            <text:p text:style-name="P38">Auftragssumme:</text:p>
          </table:table-cell>
          <table:table-cell table:style-name="Tabelle3.E2" office:value-type="string">
            <text:p text:style-name="P61">{totalttc}{title_money}</text:p>
          </table:table-cell>
        </table:table-row>
        <table:table-row table:style-name="Tabelle3.3">
          <table:table-cell table:style-name="Tabelle3.E2" table:number-columns-spanned="5" office:value-type="string">
            <text:p text:style-name="P37"/>
          </table:table-cell>
          <table:covered-table-cell/>
          <table:covered-table-cell/>
          <table:covered-table-cell/>
          <table:covered-table-cell/>
        </table:table-row>
        <table:table-row table:style-name="Tabelle3.4">
          <table:table-cell table:style-name="Tabelle3.A2" office:value-type="string">
            <text:p text:style-name="P44">Datum:</text:p>
          </table:table-cell>
          <table:table-cell table:style-name="Tabelle3.A2" office:value-type="string">
            <text:p text:style-name="P65">{date_order}</text:p>
          </table:table-cell>
          <table:table-cell table:style-name="Tabelle3.A2" office:value-type="string">
            <text:p text:style-name="P71"/>
          </table:table-cell>
          <table:table-cell table:style-name="Tabelle3.A2" office:value-type="string">
            <text:p text:style-name="P68">Unterschrift:</text:p>
          </table:table-cell>
          <table:table-cell table:style-name="Tabelle3.E4" office:value-type="string">
            <text:p text:style-name="P69">……………………..</text:p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Lohit Devanagari3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loext:opacity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6.986cm" fo:margin-left="0.011cm" table:align="left"/>
    </style:style>
    <style:style style:name="Tabelle1.A" style:family="table-column">
      <style:table-column-properties style:column-width="3.334cm"/>
    </style:style>
    <style:style style:name="Tabelle1.B" style:family="table-column">
      <style:table-column-properties style:column-width="2.328cm"/>
    </style:style>
    <style:style style:name="Tabelle1.C" style:family="table-column">
      <style:table-column-properties style:column-width="3.704cm"/>
    </style:style>
    <style:style style:name="Tabelle1.D" style:family="table-column">
      <style:table-column-properties style:column-width="0.953cm"/>
    </style:style>
    <style:style style:name="Tabelle1.E" style:family="table-column">
      <style:table-column-properties style:column-width="3.836cm"/>
    </style:style>
    <style:style style:name="Tabelle1.F" style:family="table-column">
      <style:table-column-properties style:column-width="2.831cm"/>
    </style:style>
    <style:style style:name="Tabelle1.A1" style:family="table-cell">
      <style:table-cell-properties style:writing-mode="page"/>
    </style:style>
    <style:style style:name="M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7.5pt" officeooo:paragraph-rsid="000a66de" style:font-size-asian="17.5pt"/>
    </style:style>
    <style:style style:name="M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.5pt" officeooo:paragraph-rsid="000a66de" style:font-size-asian="13.5pt"/>
    </style:style>
    <style:style style:name="MP3" style:family="paragraph" style:parent-style-name="Footer">
      <style:paragraph-properties fo:text-align="end" style:justify-single-word="false"/>
      <style:text-properties officeooo:paragraph-rsid="006ce0f4"/>
    </style:style>
    <style:style style:name="MP4" style:family="paragraph" style:parent-style-name="Footer">
      <style:paragraph-properties fo:text-align="end" style:justify-single-word="false"/>
      <style:text-properties officeooo:rsid="007eb28a" officeooo:paragraph-rsid="007eb28a"/>
    </style:style>
    <style:style style:name="MP5" style:family="paragraph" style:parent-style-name="Standard">
      <style:text-properties style:font-name="Liberation Serif" fo:font-size="8pt" officeooo:paragraph-rsid="007c8380" style:font-size-asian="8pt" style:font-size-complex="8pt"/>
    </style:style>
    <style:style style:name="MT1" style:family="text">
      <style:text-properties officeooo:rsid="00675ab7"/>
    </style:style>
    <style:style style:name="MT2" style:family="text">
      <style:text-properties officeooo:rsid="004d101b"/>
    </style:style>
    <style:style style:name="MT3" style:family="text">
      <style:text-properties officeooo:rsid="000d1074"/>
    </style:style>
    <style:style style:name="MT4" style:family="text">
      <style:text-properties officeooo:rsid="00910ce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.002cm" fo:margin-bottom="0.499cm"/>
      </style:header-style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char" svg:x="12.256cm" svg:y="-1.579cm" svg:width="2.725cm" svg:height="3.071cm" draw:z-index="1"><draw:image xlink:href="Pictures/10000000000001520000017DF633136E3023F384.png" xlink:type="simple" xlink:show="embed" xlink:actuate="onLoad" draw:mime-type="image/png"/></draw:frame><text:tab/>Landeshauptstadt Magdeburg</text:p>
        <text:p text:style-name="MP2"><text:s text:c="13"/><text:tab/>D<text:span text:style-name="MT1">ie</text:span> Oberbürgermeiste<text:span text:style-name="MT2">r</text:span><text:span text:style-name="MT1">in</text:span><text:span text:style-name="MT2"> </text:span></text:p>
      </style:header>
      <style:header-first>
        <text:p text:style-name="MP1"><draw:frame draw:style-name="Mfr1" draw:name="Image3" text:anchor-type="char" svg:x="12.256cm" svg:y="-1.579cm" svg:width="2.725cm" svg:height="3.071cm" draw:z-index="16"><draw:image xlink:href="Pictures/10000000000001520000017DF633136E3023F384.png" xlink:type="simple" xlink:show="embed" xlink:actuate="onLoad" draw:mime-type="image/png"/></draw:frame><text:tab/>Landeshauptstadt Magdeburg</text:p>
        <text:p text:style-name="MP2"><text:s text:c="13"/><text:tab/>D<text:span text:style-name="MT1">ie</text:span> Oberbürgermeiste<text:span text:style-name="MT2">r</text:span><text:span text:style-name="MT1">in</text:span><text:span text:style-name="MT2"> </text:span></text:p>
      </style:header-first>
      <style:footer>
        <text:p text:style-name="MP3"/>
        <text:p text:style-name="MP3"><text:page-number text:select-page="current">0</text:page-number><text:s/><text:span text:style-name="MT3">von </text:span><text:span text:style-name="MT3"><text:page-count>3</text:page-count></text:span></text:p>
      </style:footer>
      <style:footer-first>
        <text:p text:style-name="MP3"/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column table:style-name="Tabelle1.F"/>
          <table:table-row table:style-name="TableLine2463298506848">
            <table:table-cell table:style-name="Tabelle1.A1" office:value-type="string">
              <text:p text:style-name="MP5">Telefon(03 91) 5 40 – <text:span text:style-name="MT4">0</text:span></text:p>
              <text:p text:style-name="MP5">Telefax(03 91) 5 40 21 11</text:p>
              <text:p text:style-name="MP5"/>
              <text:p text:style-name="MP5">USt-IDNr. DE 139311977</text:p>
            </table:table-cell>
            <table:table-cell table:style-name="Tabelle1.A1" office:value-type="string">
              <text:p text:style-name="MP5">Bankverbindungen:</text:p>
            </table:table-cell>
            <table:table-cell table:style-name="Tabelle1.A1" office:value-type="string">
              <text:p text:style-name="MP5">Sparkasse MagdeBurg:</text:p>
              <text:p text:style-name="MP5">Volksbank Magdeburg:</text:p>
              <text:p text:style-name="MP5">Commerzbank Magdeburg:</text:p>
              <text:p text:style-name="MP5">Deutsche Bank:</text:p>
            </table:table-cell>
            <table:table-cell table:style-name="Tabelle1.A1" office:value-type="string">
              <text:p text:style-name="MP5">IBAN</text:p>
              <text:p text:style-name="MP5">IBAN</text:p>
              <text:p text:style-name="MP5">IBAN</text:p>
              <text:p text:style-name="MP5">IBAN</text:p>
            </table:table-cell>
            <table:table-cell table:style-name="Tabelle1.A1" office:value-type="string">
              <text:p text:style-name="MP5">DE02 8105 3272 0014 0001 01</text:p>
              <text:p text:style-name="MP5">DE55 8109 3274 0001 9009 00</text:p>
              <text:p text:style-name="MP5">DE19 8104 0000 0200 2442 00</text:p>
              <text:p text:style-name="MP5">DE64 8107 0000 0117 8201 00</text:p>
            </table:table-cell>
            <table:table-cell table:style-name="Tabelle1.A1" office:value-type="string">
              <text:p text:style-name="MP5">BIC NOLADE21MDG</text:p>
              <text:p text:style-name="MP5">BIC GENODEF1MD1</text:p>
              <text:p text:style-name="MP5">BIC COBADEFF810</text:p>
              <text:p text:style-name="MP5">BIC DEUTDE8MXX</text:p>
            </table:table-cell>
          </table:table-row>
        </table:table>
        <text:p text:style-name="MP4"/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5T08:32:31.252845346</meta:creation-date>
    <dc:date>2023-01-23T09:21:40.053000000</dc:date>
    <meta:editing-duration>PT6H15M13S</meta:editing-duration>
    <meta:editing-cycles>118</meta:editing-cycles>
    <meta:generator>LibreOffice/7.2.6.2$Windows_X86_64 LibreOffice_project/b0ec3a565991f7569a5a7f5d24fed7f52653d754</meta:generator>
    <dc:creator>Stefan Möller</dc:creator>
    <meta:document-statistic meta:table-count="6" meta:image-count="4" meta:object-count="0" meta:page-count="3" meta:paragraph-count="96" meta:word-count="309" meta:character-count="2554" meta:non-whitespace-character-count="2303"/>
  </office:meta>
</office:document-meta>
</file>